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ktiv Grotesk" svg:font-family="'Aktiv Grotesk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0mm" table:align="margins"/>
    </style:style>
    <style:style style:name="Table2.A" style:family="table-column">
      <style:table-column-properties style:column-width="79.99mm" style:rel-column-width="30836*"/>
    </style:style>
    <style:style style:name="Table2.B" style:family="table-column">
      <style:table-column-properties style:column-width="7mm" style:rel-column-width="2699*"/>
    </style:style>
    <style:style style:name="Table2.C" style:family="table-column">
      <style:table-column-properties style:column-width="83.01mm" style:rel-column-width="32000*"/>
    </style:style>
    <style:style style:name="Table2.A1" style:family="table-cell">
      <style:table-cell-properties fo:background-color="transparent" fo:padding-left="0mm" fo:padding-right="0mm" fo:padding-top="1.01mm" fo:padding-bottom="1.01mm" fo:border="none" style:writing-mode="page">
        <style:background-image/>
      </style:table-cell-properties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79.99mm" style:rel-column-width="30836*"/>
    </style:style>
    <style:style style:name="Table3.B" style:family="table-column">
      <style:table-column-properties style:column-width="7mm" style:rel-column-width="2699*"/>
    </style:style>
    <style:style style:name="Table3.C" style:family="table-column">
      <style:table-column-properties style:column-width="83.01mm" style:rel-column-width="32000*"/>
    </style:style>
    <style:style style:name="Table3.A1" style:family="table-cell">
      <style:table-cell-properties fo:background-color="transparent" fo:padding-left="0mm" fo:padding-right="0mm" fo:padding-top="1.01mm" fo:padding-bottom="1.01m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090436"/>
    </style:style>
    <style:style style:name="P2" style:family="paragraph" style:parent-style-name="Footer">
      <style:paragraph-properties fo:text-align="end" style:justify-single-word="false"/>
      <style:text-properties officeooo:paragraph-rsid="02d37823"/>
    </style:style>
    <style:style style:name="P3" style:family="paragraph" style:parent-style-name="Text_20_body">
      <style:text-properties officeooo:paragraph-rsid="00099755"/>
    </style:style>
    <style:style style:name="P4" style:family="paragraph" style:parent-style-name="Text_20_body">
      <style:text-properties officeooo:paragraph-rsid="005f55b5"/>
    </style:style>
    <style:style style:name="P5" style:family="paragraph" style:parent-style-name="Text_20_body">
      <style:text-properties fo:font-style="normal" fo:font-weight="bold" officeooo:rsid="00ad272a" officeooo:paragraph-rsid="00ec1c91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font-style="normal" officeooo:paragraph-rsid="027c91b0" style:font-style-asian="normal" style:font-style-complex="normal"/>
    </style:style>
    <style:style style:name="P7" style:family="paragraph" style:parent-style-name="Text_20_body">
      <style:text-properties officeooo:paragraph-rsid="00ec1c91"/>
    </style:style>
    <style:style style:name="P8" style:family="paragraph" style:parent-style-name="Text_20_body">
      <style:text-properties officeooo:paragraph-rsid="0127169a"/>
    </style:style>
    <style:style style:name="P9" style:family="paragraph" style:parent-style-name="Text_20_body">
      <style:text-properties officeooo:paragraph-rsid="00f7272a"/>
    </style:style>
    <style:style style:name="P10" style:family="paragraph" style:parent-style-name="Text_20_body">
      <style:text-properties style:font-name="Aktiv Grotesk" fo:font-size="9pt" officeooo:rsid="01ad4160" officeooo:paragraph-rsid="00099755"/>
    </style:style>
    <style:style style:name="P11" style:family="paragraph" style:parent-style-name="Text_20_body">
      <style:text-properties officeooo:paragraph-rsid="02a81a0e"/>
    </style:style>
    <style:style style:name="P12" style:family="paragraph" style:parent-style-name="Text_20_body">
      <style:text-properties officeooo:paragraph-rsid="02dda609"/>
    </style:style>
    <style:style style:name="P13" style:family="paragraph" style:parent-style-name="Text_20_body">
      <style:text-properties officeooo:paragraph-rsid="02f0eeb5"/>
    </style:style>
    <style:style style:name="P14" style:family="paragraph" style:parent-style-name="Heading_20_1" style:master-page-name="Standard">
      <style:paragraph-properties style:page-number="auto"/>
      <style:text-properties officeooo:paragraph-rsid="0296136e"/>
    </style:style>
    <style:style style:name="P15" style:family="paragraph" style:parent-style-name="Heading_20_2">
      <style:text-properties officeooo:paragraph-rsid="005f55b5"/>
    </style:style>
    <style:style style:name="P16" style:family="paragraph" style:parent-style-name="Heading_20_2">
      <style:text-properties officeooo:paragraph-rsid="00099755"/>
    </style:style>
    <style:style style:name="P17" style:family="paragraph" style:parent-style-name="Heading_20_3">
      <style:text-properties officeooo:paragraph-rsid="01caaefd"/>
    </style:style>
    <style:style style:name="P18" style:family="paragraph" style:parent-style-name="Heading_20_3">
      <style:text-properties officeooo:paragraph-rsid="02bc5728"/>
    </style:style>
    <style:style style:name="T1" style:family="text">
      <style:text-properties officeooo:rsid="011e22e2"/>
    </style:style>
    <style:style style:name="T2" style:family="text">
      <style:text-properties officeooo:rsid="02f0eeb5"/>
    </style:style>
    <style:style style:name="T3" style:family="text">
      <style:text-properties officeooo:rsid="011102d8"/>
    </style:style>
    <style:style style:name="T4" style:family="text">
      <style:text-properties style:font-name="Aktiv Grotesk" fo:font-size="9pt" officeooo:rsid="02d37823"/>
    </style:style>
    <style:style style:name="T5" style:family="text">
      <style:text-properties style:font-name="Aktiv Grotesk" fo:font-size="9pt" fo:font-style="normal" fo:font-weight="bold" officeooo:rsid="01ad4160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6" style:family="text">
      <style:text-properties style:font-name="Aktiv Grotesk" fo:font-size="9pt" fo:font-style="normal" fo:font-weight="bold" officeooo:rsid="01c8d848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7" style:family="text">
      <style:text-properties style:font-name="Aktiv Grotesk" fo:font-size="9pt" fo:font-style="normal" fo:font-weight="bold" officeooo:rsid="02045605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8" style:family="text">
      <style:text-properties style:font-name="Aktiv Grotesk" fo:font-size="9pt" fo:font-style="normal" fo:font-weight="bold" officeooo:rsid="027a5b04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9" style:family="text">
      <style:text-properties style:font-name="Aktiv Grotesk" fo:font-size="9pt" fo:font-style="normal" fo:font-weight="bold" officeooo:rsid="02bc5728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10" style:family="text">
      <style:text-properties style:font-name="Aktiv Grotesk" fo:font-size="9pt" fo:font-style="normal" fo:font-weight="bold" officeooo:rsid="02f0eeb5" style:font-name-asian="Microsoft YaHei" style:font-size-asian="14.1000003814697pt" style:font-weight-asian="bold" style:font-name-complex="Lucida Sans" style:font-size-complex="14.1000003814697pt" style:font-weight-complex="normal"/>
    </style:style>
    <style:style style:name="T11" style:family="text">
      <style:text-properties style:font-name="Aktiv Grotesk" fo:font-size="9pt" fo:font-style="normal" fo:font-weight="bold" officeooo:rsid="02f0eeb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2" style:family="text">
      <style:text-properties style:font-name="Aktiv Grotesk" fo:font-size="9pt" fo:font-style="normal" officeooo:rsid="0168edd0" style:font-style-asian="normal" style:font-style-complex="normal"/>
    </style:style>
    <style:style style:name="T13" style:family="text">
      <style:text-properties style:font-name="Aktiv Grotesk" fo:font-size="9pt" fo:font-style="normal" officeooo:rsid="01cdf527" style:font-style-asian="normal" style:font-style-complex="normal"/>
    </style:style>
    <style:style style:name="T14" style:family="text">
      <style:text-properties style:font-name="Aktiv Grotesk" fo:font-size="9pt" fo:font-style="normal" officeooo:rsid="0298191b" style:font-style-asian="normal" style:font-style-complex="normal"/>
    </style:style>
    <style:style style:name="T15" style:family="text">
      <style:text-properties style:font-name="Aktiv Grotesk" fo:font-size="9pt" fo:font-style="normal" fo:font-weight="normal" officeooo:rsid="0070c1df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T16" style:family="text">
      <style:text-properties style:font-name="Aktiv Grotesk" fo:font-size="9pt" fo:font-style="normal" fo:font-weight="normal" officeooo:rsid="02536e9b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T17" style:family="text">
      <style:text-properties style:font-name="Aktiv Grotesk" fo:font-size="9pt" fo:font-style="normal" fo:font-weight="normal" officeooo:rsid="02dda609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T18" style:family="text">
      <style:text-properties style:font-name="Aktiv Grotesk" fo:font-size="9pt" fo:font-style="normal" fo:font-weight="normal" officeooo:rsid="02df6661" style:font-name-asian="Microsoft YaHei" style:font-size-asian="14.1000003814697pt" style:font-style-asian="normal" style:font-weight-asian="normal" style:font-name-complex="Lucida Sans" style:font-size-complex="14.1000003814697pt" style:font-style-complex="normal" style:font-weight-complex="normal"/>
    </style:style>
    <style:style style:name="T19" style:family="text">
      <style:text-properties style:font-name="Aktiv Grotesk" fo:font-size="9pt" fo:font-weight="normal" officeooo:rsid="016f62c4" style:font-weight-asian="normal" style:font-weight-complex="normal"/>
    </style:style>
    <style:style style:name="T20" style:family="text">
      <style:text-properties style:font-name="Aktiv Grotesk" fo:font-size="9pt" fo:font-weight="normal" officeooo:rsid="01cbb609" style:font-weight-asian="normal" style:font-weight-complex="normal"/>
    </style:style>
    <style:style style:name="T21" style:family="text">
      <style:text-properties style:font-name="Aktiv Grotesk" fo:font-size="9pt" fo:font-weight="normal" officeooo:rsid="020ecb98" style:font-weight-asian="normal" style:font-weight-complex="normal"/>
    </style:style>
    <style:style style:name="T22" style:family="text">
      <style:text-properties style:font-name="Aktiv Grotesk" fo:font-size="9pt" fo:font-weight="normal" officeooo:rsid="0257daa3" style:font-weight-asian="normal" style:font-weight-complex="normal"/>
    </style:style>
    <style:style style:name="T23" style:family="text">
      <style:text-properties style:font-name="Aktiv Grotesk" fo:font-size="9pt" officeooo:rsid="01fc29be"/>
    </style:style>
    <style:style style:name="T24" style:family="text">
      <style:text-properties style:font-name="Aktiv Grotesk" fo:font-size="9pt" officeooo:rsid="01fe141c"/>
    </style:style>
    <style:style style:name="T25" style:family="text">
      <style:text-properties style:font-name="Aktiv Grotesk" fo:font-size="9pt" officeooo:rsid="027dff82"/>
    </style:style>
    <style:style style:name="T26" style:family="text">
      <style:text-properties style:font-name="Aktiv Grotesk" fo:font-size="9pt" officeooo:rsid="02d1b63e"/>
    </style:style>
    <style:style style:name="T27" style:family="text">
      <style:text-properties style:font-name="Aktiv Grotesk" fo:font-size="14.6999998092651pt" fo:font-weight="normal" officeooo:rsid="01ebd5ad" style:font-name-asian="Microsoft YaHei" style:font-size-asian="14.6999998092651pt" style:font-weight-asian="bold" style:font-name-complex="Lucida Sans" style:font-size-complex="16.1000003814697pt" style:font-weight-complex="normal"/>
    </style:style>
    <style:style style:name="T28" style:family="text">
      <style:text-properties style:font-name="Aktiv Grotesk" fo:font-size="12pt" fo:font-weight="normal" officeooo:rsid="022f264f" style:font-name-asian="Microsoft YaHei" style:font-size-asian="12pt" style:font-weight-asian="bold" style:font-name-complex="Lucida Sans" style:font-size-complex="12pt" style:font-weight-complex="normal"/>
    </style:style>
    <style:style style:name="T29" style:family="text">
      <style:text-properties style:font-name="Aktiv Grotesk" fo:font-size="12pt" fo:font-weight="normal" officeooo:rsid="027911a4" style:font-name-asian="Microsoft YaHei" style:font-size-asian="12pt" style:font-weight-asian="bold" style:font-name-complex="Lucida Sans" style:font-size-complex="12pt" style:font-weight-complex="normal"/>
    </style:style>
    <style:style style:name="T30" style:family="text">
      <style:text-properties style:font-name="Aktiv Grotesk" fo:font-size="12pt" fo:font-weight="normal" officeooo:rsid="02956e94" style:font-name-asian="Microsoft YaHei" style:font-size-asian="12pt" style:font-weight-asian="bold" style:font-name-complex="Lucida Sans" style:font-size-complex="12pt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2f0eeb5" style:font-weight-asian="bold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593966" style:font-style-asian="italic" style:font-style-complex="italic"/>
    </style:style>
    <style:style style:name="T35" style:family="text">
      <style:text-properties fo:font-style="italic" officeooo:rsid="014cd1fd" style:font-style-asian="italic" style:font-style-complex="italic"/>
    </style:style>
    <style:style style:name="T36" style:family="text">
      <style:text-properties fo:font-style="italic" officeooo:rsid="01912042" style:font-style-asian="italic" style:font-style-complex="italic"/>
    </style:style>
    <style:style style:name="T37" style:family="text">
      <style:text-properties fo:font-style="italic" officeooo:rsid="02a81a0e" style:font-style-asian="italic" style:font-style-complex="italic"/>
    </style:style>
    <style:style style:name="T38" style:family="text">
      <style:text-properties fo:font-style="italic" officeooo:rsid="02ab0cee" style:font-style-asian="italic" style:font-style-complex="italic"/>
    </style:style>
    <style:style style:name="T39" style:family="text">
      <style:text-properties fo:font-style="italic" style:text-underline-style="none" style:font-style-asian="italic" style:font-style-complex="italic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70c1df" style:font-weight-asian="normal" style:font-weight-complex="normal"/>
    </style:style>
    <style:style style:name="T42" style:family="text">
      <style:text-properties fo:font-weight="normal" officeooo:rsid="00b08679" style:font-weight-asian="normal" style:font-weight-complex="normal"/>
    </style:style>
    <style:style style:name="T43" style:family="text">
      <style:text-properties fo:font-weight="normal" officeooo:rsid="00ec1c91" style:font-weight-asian="normal" style:font-weight-complex="normal"/>
    </style:style>
    <style:style style:name="T44" style:family="text">
      <style:text-properties fo:font-weight="normal" officeooo:rsid="00ed9b1e" style:font-weight-asian="normal" style:font-weight-complex="normal"/>
    </style:style>
    <style:style style:name="T45" style:family="text">
      <style:text-properties fo:font-weight="normal" officeooo:rsid="00ee36e6" style:font-weight-asian="normal" style:font-weight-complex="normal"/>
    </style:style>
    <style:style style:name="T46" style:family="text">
      <style:text-properties fo:font-weight="normal" officeooo:rsid="00f5916e" style:font-weight-asian="normal" style:font-weight-complex="normal"/>
    </style:style>
    <style:style style:name="T47" style:family="text">
      <style:text-properties fo:font-weight="normal" officeooo:rsid="00f8d8bf" style:font-weight-asian="normal" style:font-weight-complex="normal"/>
    </style:style>
    <style:style style:name="T48" style:family="text">
      <style:text-properties fo:font-weight="normal" officeooo:rsid="010ce4fd" style:font-weight-asian="normal" style:font-weight-complex="normal"/>
    </style:style>
    <style:style style:name="T49" style:family="text">
      <style:text-properties fo:font-weight="normal" officeooo:rsid="00627864" style:font-weight-asian="normal" style:font-weight-complex="normal"/>
    </style:style>
    <style:style style:name="T50" style:family="text">
      <style:text-properties fo:font-weight="normal" officeooo:rsid="008f76f9" style:font-weight-asian="normal" style:font-weight-complex="normal"/>
    </style:style>
    <style:style style:name="T51" style:family="text">
      <style:text-properties fo:font-weight="normal" officeooo:rsid="00cb929a" style:font-weight-asian="normal" style:font-weight-complex="normal"/>
    </style:style>
    <style:style style:name="T52" style:family="text">
      <style:text-properties fo:font-weight="normal" officeooo:rsid="00947715" style:font-weight-asian="normal" style:font-weight-complex="normal"/>
    </style:style>
    <style:style style:name="T53" style:family="text">
      <style:text-properties fo:font-weight="normal" officeooo:rsid="0094f5ac" style:font-weight-asian="normal" style:font-weight-complex="normal"/>
    </style:style>
    <style:style style:name="T54" style:family="text">
      <style:text-properties fo:font-weight="normal" officeooo:rsid="007f3525" style:font-weight-asian="normal" style:font-weight-complex="normal"/>
    </style:style>
    <style:style style:name="T55" style:family="text">
      <style:text-properties fo:font-weight="normal" officeooo:rsid="00696cea" style:font-weight-asian="normal" style:font-weight-complex="normal"/>
    </style:style>
    <style:style style:name="T56" style:family="text">
      <style:text-properties fo:font-weight="normal" officeooo:rsid="016dbf5d" style:font-weight-asian="normal" style:font-weight-complex="normal"/>
    </style:style>
    <style:style style:name="T57" style:family="text">
      <style:text-properties fo:font-weight="normal" officeooo:rsid="016f9f10" style:font-weight-asian="normal" style:font-weight-complex="normal"/>
    </style:style>
    <style:style style:name="T58" style:family="text">
      <style:text-properties fo:font-weight="normal" officeooo:rsid="0211937c" style:font-weight-asian="normal" style:font-weight-complex="normal"/>
    </style:style>
    <style:style style:name="T59" style:family="text">
      <style:text-properties fo:font-weight="normal" officeooo:rsid="02143abb" style:font-weight-asian="normal" style:font-weight-complex="normal"/>
    </style:style>
    <style:style style:name="T60" style:family="text">
      <style:text-properties fo:font-weight="normal" officeooo:rsid="02584aaa" style:font-weight-asian="normal" style:font-weight-complex="normal"/>
    </style:style>
    <style:style style:name="T61" style:family="text">
      <style:text-properties fo:font-weight="normal" officeooo:rsid="027c91b0" style:font-weight-asian="normal" style:font-weight-complex="normal"/>
    </style:style>
    <style:style style:name="T62" style:family="text">
      <style:text-properties fo:font-weight="normal" officeooo:rsid="029b0c39" style:font-weight-asian="normal" style:font-weight-complex="normal"/>
    </style:style>
    <style:style style:name="T63" style:family="text">
      <style:text-properties fo:font-weight="normal" officeooo:rsid="008d5d43" style:font-weight-asian="normal" style:font-weight-complex="normal"/>
    </style:style>
    <style:style style:name="T64" style:family="text">
      <style:text-properties fo:font-weight="normal" officeooo:rsid="0197e276" style:font-weight-asian="normal" style:font-weight-complex="normal"/>
    </style:style>
    <style:style style:name="T65" style:family="text">
      <style:text-properties fo:font-weight="normal" officeooo:rsid="02f2812d" style:font-weight-asian="normal" style:font-weight-complex="normal"/>
    </style:style>
    <style:style style:name="T66" style:family="text">
      <style:text-properties officeooo:rsid="00696cea"/>
    </style:style>
    <style:style style:name="T67" style:family="text">
      <style:text-properties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1014c4d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593966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2a81a0e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2cd6223" style:font-style-asian="normal" style:font-weight-asian="bold" style:font-style-complex="normal" style:font-weight-complex="bold"/>
    </style:style>
    <style:style style:name="T72" style:family="text">
      <style:text-properties fo:font-style="normal" style:text-underline-style="none" fo:font-weight="bold" officeooo:rsid="00593966" style:font-style-asian="normal" style:font-weight-asian="bold" style:font-style-complex="normal" style:font-weight-complex="bold"/>
    </style:style>
    <style:style style:name="T73" style:family="text">
      <style:text-properties fo:font-style="normal" style:text-underline-style="none" fo:font-weight="bold" officeooo:rsid="01014c4d" style:font-style-asian="normal" style:font-weight-asian="bold" style:font-style-complex="normal" style:font-weight-complex="bold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faae41" style:font-style-asian="normal" style:font-style-complex="normal"/>
    </style:style>
    <style:style style:name="T76" style:family="text">
      <style:text-properties fo:font-style="normal" officeooo:rsid="00f5916e" style:font-style-asian="normal" style:font-style-complex="normal"/>
    </style:style>
    <style:style style:name="T77" style:family="text">
      <style:text-properties fo:font-style="normal" officeooo:rsid="00f7272a" style:font-style-asian="normal" style:font-style-complex="normal"/>
    </style:style>
    <style:style style:name="T78" style:family="text">
      <style:text-properties fo:font-style="normal" officeooo:rsid="00f8d8bf" style:font-style-asian="normal" style:font-style-complex="normal"/>
    </style:style>
    <style:style style:name="T79" style:family="text">
      <style:text-properties fo:font-style="normal" officeooo:rsid="02454a8f" style:font-style-asian="normal" style:font-style-complex="normal"/>
    </style:style>
    <style:style style:name="T80" style:family="text">
      <style:text-properties fo:font-style="normal" officeooo:rsid="0256d8db" style:font-style-asian="normal" style:font-style-complex="normal"/>
    </style:style>
    <style:style style:name="T81" style:family="text">
      <style:text-properties officeooo:rsid="010c7fdc"/>
    </style:style>
    <style:style style:name="T82" style:family="text">
      <style:text-properties fo:font-size="12pt" style:font-size-asian="12pt" style:font-size-complex="12pt"/>
    </style:style>
    <style:style style:name="T83" style:family="text">
      <style:text-properties fo:font-size="12pt" officeooo:rsid="00ef5580" style:font-size-asian="12pt" style:font-size-complex="12pt"/>
    </style:style>
    <style:style style:name="T84" style:family="text">
      <style:text-properties fo:font-size="12pt" officeooo:rsid="016b5841" style:font-size-asian="12pt" style:font-size-complex="12pt"/>
    </style:style>
    <style:style style:name="T85" style:family="text">
      <style:text-properties officeooo:rsid="011f168d"/>
    </style:style>
    <style:style style:name="T86" style:family="text">
      <style:text-properties officeooo:rsid="01ad4160"/>
    </style:style>
    <style:style style:name="T87" style:family="text">
      <style:text-properties officeooo:rsid="01bdf9d3"/>
    </style:style>
    <style:style style:name="T88" style:family="text">
      <style:text-properties officeooo:rsid="01dc2097"/>
    </style:style>
    <style:style style:name="T89" style:family="text">
      <style:text-properties officeooo:rsid="01dcb0f9"/>
    </style:style>
    <style:style style:name="T90" style:family="text">
      <style:text-properties officeooo:rsid="01fc29be"/>
    </style:style>
    <style:style style:name="T91" style:family="text">
      <style:text-properties officeooo:rsid="02536e9b"/>
    </style:style>
    <style:style style:name="T92" style:family="text">
      <style:text-properties officeooo:rsid="027a5b04"/>
    </style:style>
    <style:style style:name="T93" style:family="text">
      <style:text-properties officeooo:rsid="02997177"/>
    </style:style>
    <style:style style:name="T94" style:family="text">
      <style:text-properties officeooo:rsid="02a74d5e"/>
    </style:style>
    <style:style style:name="T95" style:family="text">
      <style:text-properties officeooo:rsid="02ba4c04"/>
    </style:style>
    <style:style style:name="T96" style:family="text">
      <style:text-properties officeooo:rsid="02bc5728"/>
    </style:style>
    <style:style style:name="T97" style:family="text">
      <style:text-properties officeooo:rsid="02c13bea"/>
    </style:style>
    <style:style style:name="T98" style:family="text">
      <style:text-properties officeooo:rsid="02c3c01a"/>
    </style:style>
    <style:style style:name="T99" style:family="text">
      <style:text-properties officeooo:rsid="02d1b63e"/>
    </style:style>
    <style:style style:name="T100" style:family="text">
      <style:text-properties officeooo:rsid="02d82b91"/>
    </style:style>
    <style:style style:name="T101" style:family="text">
      <style:text-properties officeooo:rsid="02d917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67">Tristan Bunn <text:s/></text:span><text:span text:style-name="T30">academic</text:span><text:span text:style-name="T83"> · </text:span><text:span text:style-name="T28">c</text:span><text:span text:style-name="T29">reative technologist</text:span></text:h>
      <text:h text:style-name="P15" text:outline-level="2">Education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26796077168">
          <table:table-cell table:style-name="Table2.A1" office:value-type="string">
            <text:p text:style-name="P4"><text:span text:style-name="T31">Masters of Science: Information Technology</text:span><text:line-break/><text:span text:style-name="T33">University of Cape Town (2016)</text:span></text:p>
            <text:p text:style-name="P4"><text:span text:style-name="T31">Baccalaureus Technologiae: Graphic Design</text:span><text:line-break/><text:span text:style-name="T39">Cape Peninsula University of Technology (2009)</text:span></text:p>
            <text:p text:style-name="P4"><text:span text:style-name="T31">Digital Design Diploma</text:span><text:line-break/><text:span text:style-name="T35">Austin Ellis School of Graphic Design </text:span><text:span text:style-name="T33">(2003)</text:span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<text:span text:style-name="T31">P</text:span><text:span text:style-name="T67">hD <text:s/>* </text:span><text:span text:style-name="T71">candidate, </text:span><text:span text:style-name="T68">part-time, i</text:span><text:span text:style-name="T72">n </text:span><text:span text:style-name="T73">p</text:span><text:span text:style-name="T72">rogress *</text:span><text:line-break/><text:span text:style-name="T34">Victoria University of Wellington, </text:span><text:span text:style-name="T36">H</text:span><text:span text:style-name="T34">uman-Computer Interaction (HCI) Research Group (2019 – …)</text:span></text:p>
            <text:p text:style-name="P11"><text:span text:style-name="T69">Diploma of Applied Innovation <text:s/>* </text:span><text:span text:style-name="T70">in progress *</text:span><text:span text:style-name="T34"><text:line-break/></text:span><text:span text:style-name="T37">C</text:span><text:span text:style-name="T34">reative HQ </text:span><text:span text:style-name="T37">S</text:span><text:span text:style-name="T34">chool of Innovation</text:span></text:p>
          </table:table-cell>
        </table:table-row>
      </table:table>
      <text:h text:style-name="P16" text:outline-level="2">Featured Projects</text:h>
      <text:h text:style-name="P17" text:outline-level="3"><text:span text:style-name="T6">Learn Python Visually: </text:span><text:span text:style-name="T7">Creative Coding with Processing.py</text:span> (<text:span text:style-name="T6">2021</text:span><text:span text:style-name="T9">)</text:span></text:h>
      <text:p text:style-name="P3"><text:span text:style-name="T96">Sole-authored book on</text:span><text:span text:style-name="T81"> creative coding using Processing Python mode</text:span>. <text:span text:style-name="T81">The content</text:span> draws on my <text:span text:style-name="T97">creative </text:span><text:span text:style-name="T95">practice and i</text:span>nvolvement <text:span text:style-name="T95">with</text:span> <text:span text:style-name="T85">various </text:span>open-source Python <text:span text:style-name="T81">graphics </text:span>projects. Publisher: No Starch Press (USA).</text:p>
      <text:h text:style-name="P18" text:outline-level="3"><text:span text:style-name="T5">PaperTracker</text:span>: A Gamified Music &amp; Tech Teaching Tool (201<text:span text:style-name="T86">9</text:span><text:span text:style-name="T96">)</text:span></text:h>
      <text:p text:style-name="P10">An interactive AR platform that provides fun and inexpensive challenges, promoting creative problem-solving and collaborative work by programming using a system of placeable tiles. I served as co-designer and lead programmer.</text:p>
      <text:h text:style-name="P18" text:outline-level="3"><text:span text:style-name="T8">Lonely Artist</text:span> – <text:span text:style-name="T92">T</text:span>rans-<text:span text:style-name="T8">M</text:span>edia <text:span text:style-name="T8">S</text:span>torytelling <text:span text:style-name="T92">T</text:span><text:span text:style-name="T8">hrough</text:span> <text:span text:style-name="T92">I</text:span>nteractive <text:span text:style-name="T92">C</text:span>omics (<text:span text:style-name="T8">in progress</text:span><text:span text:style-name="T9">)</text:span></text:h>
      <text:p text:style-name="P3"><text:span text:style-name="T96">I am co-creator of </text:span>Lonely Artist, an ongoing trans-media storytelling <text:span text:style-name="T95">project </text:span>that investigates interactive <text:span text:style-name="T98">panel sequences</text:span>, <text:span text:style-name="T92">combining comics and video games.</text:span> To date, <text:span text:style-name="T92">outputs include a </text:span>comic book published by CHROMA.</text:p>
      <text:h text:style-name="Heading_20_2" text:outline-level="2">Technical Proficiencies <text:s/><text:span text:style-name="T82">(</text:span><text:span text:style-name="T84">alphabetically listed</text:span><text:span text:style-name="T82">)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26796100592">
          <table:table-cell table:style-name="Table3.A1" office:value-type="string">
            <text:p text:style-name="P5">Code</text:p>
            <text:p text:style-name="P9"><text:span text:style-name="T13">Hax</text:span><text:span text:style-name="T74">e </text:span><text:span text:style-name="T75">(OpenFL)</text:span><text:span text:style-name="T74"> ∙ HTML &amp; CSS (</text:span><text:span text:style-name="T76">JAMstack, Jekyll</text:span><text:span text:style-name="T74">) ∙ Git ∙ JavaScript </text:span><text:span text:style-name="T77">(vanilla, </text:span><text:span text:style-name="T80">D3, </text:span><text:span text:style-name="T77">React, </text:span><text:span text:style-name="T79">Vue.js</text:span><text:span text:style-name="T77">)</text:span><text:span text:style-name="T74"> ∙ Lua (Löve 2D) ∙ PHP ∙ Processing (</text:span><text:span text:style-name="T78">Java, JS, and Python </text:span><text:span text:style-name="T14">variants</text:span><text:span text:style-name="T74">) ∙ Python (Flask, OpenCV) ∙ SQL ∙ SVG ∙ Word</text:span><text:span text:style-name="T12">P</text:span><text:span text:style-name="T74">ress</text:span>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5">Design &amp; Game</text:p>
            <text:p text:style-name="P6"><text:span text:style-name="T41">Adobe Animate ∙ Adobe Illustrator ∙ Adobe InDesign ∙ Adobe Photoshop ∙ Audacity ∙ Blender ∙ </text:span><text:span text:style-name="T21">Figma</text:span><text:span text:style-name="T41"> ∙ Gimp ∙ Inkscape ∙ </text:span><text:span text:style-name="T58">Scribus </text:span><text:span text:style-name="T41">∙ Unity </text:span><text:span text:style-name="T42">(</text:span><text:span text:style-name="T48">C#, </text:span><text:span text:style-name="T46">ML agents, </text:span><text:span text:style-name="T48">VR</text:span><text:span text:style-name="T42">)</text:span><text:span text:style-name="T41"> ∙ </text:span><text:span text:style-name="T47">some </text:span><text:span text:style-name="T41">Unreal Engine </text:span><text:span text:style-name="T59">and Godot</text:span><text:span text:style-name="T58"> </text:span><text:span text:style-name="T41">∙ </text:span><text:span text:style-name="T61">various non-linear editors</text:span></text:p>
          </table:table-cell>
        </table:table-row>
      </table:table>
      <text:h text:style-name="Heading_20_2" text:outline-level="2"><text:soft-page-break/><text:span text:style-name="T27">Employment</text:span> History</text:h>
      <text:h text:style-name="Heading_20_3" text:outline-level="3">Feb 2016 – current<text:line-break/><text:span text:style-name="T31">Interactive Media Lecturer</text:span><text:span text:style-name="T40"> </text:span><text:span text:style-name="T45">@ </text:span><text:span text:style-name="T40">Massey University – College of Creative Arts, Wellington campus</text:span></text:h>
      <text:p text:style-name="P12">D<text:span text:style-name="T87">evelopment and d</text:span>elivery of <text:span text:style-name="T88">face-to-face, blended and fully-online </text:span>creative coding, web, and game technologies<text:span text:style-name="T89"> </text:span><text:span text:style-name="T91">courses </text:span>that cover topics including generative design, interactive data visualisation, UX design for websites and apps, game <text:span text:style-name="T99">design and </text:span>development, and the creative applications of XR and ML ∙ Lecturing and assisting students with different design software <text:span text:style-name="T93">and real-time/</text:span><text:span text:style-name="T94">game</text:span><text:span text:style-name="T93"> engines</text:span>, <text:span text:style-name="T100">front-end web </text:span><text:span text:style-name="T101">techniques</text:span>, Python, <text:span text:style-name="T94">and </text:span>Processing ∙ Bachelor's capstone and postgraduate project supervision <text:span text:style-name="T15">∙ </text:span><text:span text:style-name="T18">P</text:span><text:span text:style-name="T17">romoted to Senior Lecturer</text:span> <text:span text:style-name="T15">∙ </text:span><text:span text:style-name="T16">2019 </text:span>RATA teaching award <text:span text:style-name="T91">recipient</text:span><text:span text:style-name="T15"> </text:span>∙ <text:span text:style-name="T90">S</text:span><text:span text:style-name="T23">tudent </text:span><text:span text:style-name="T24">successes include placements directly into industry roles, commercial game releases, and awards</text:span> ∙ <text:span text:style-name="T25">Working closely with a multi-disciplinary team of staff and students to produce highly collaborative creative projects that blend animation, film, game development, immersive media, media technology (hardware, virtual production), and </text:span><text:span text:style-name="T26">VFX</text:span></text:p>
      <text:h text:style-name="Heading_20_3" text:outline-level="3">Mar 2015 – Dec 2015<text:line-break/><text:span text:style-name="T31">Front-End Developer </text:span><text:span text:style-name="T43">@ </text:span><text:span text:style-name="T40">Springlab – technology incubator / startup</text:span></text:h>
      <text:p text:style-name="P8"><text:span text:style-name="T40">HTML, CSS, JavaScript, </text:span><text:span text:style-name="T56">and Python</text:span><text:span text:style-name="T40"> </text:span><text:span text:style-name="T50">developer</text:span><text:span text:style-name="T40"> ∙ </text:span><text:span text:style-name="T51">Design, d</text:span><text:span text:style-name="T40">evelop</text:span><text:span text:style-name="T52">ment,</text:span><text:span text:style-name="T40"> and implement</text:span><text:span text:style-name="T52">ation of</text:span><text:span text:style-name="T40"> new features (credit card payments front-end; guided tours; sign-up pages) </text:span><text:span text:style-name="T49">for</text:span><text:span text:style-name="T40"> RecoMed ∙ Manag</text:span><text:span text:style-name="T53">ement and coordination of</text:span><text:span text:style-name="T40"> outsourced UX</text:span></text:p>
      <text:h text:style-name="Heading_20_3" text:outline-level="3">Feb 2011 – Mar 2015<text:line-break/><text:span text:style-name="T31">Multimedia Design Lecturer</text:span><text:span text:style-name="T40"> </text:span><text:span text:style-name="T44">@ </text:span><text:span text:style-name="T40">Vega – advertising college, Cape Town campus</text:span></text:h>
      <text:p text:style-name="P8"><text:span text:style-name="T40">National Head of Digital Media ∙ </text:span><text:span text:style-name="T49">Development and delivery of m</text:span><text:span text:style-name="T40">ultimedia design/development lectures and workshops covering </text:span><text:span text:style-name="T22">multimedia development (Flash) &amp; creative coding</text:span><text:span text:style-name="T40">, </text:span><text:span text:style-name="T62">web development and </text:span><text:span text:style-name="T40">UX design, </text:span><text:span text:style-name="T60">and video games</text:span></text:p>
      <text:h text:style-name="Heading_20_3" text:outline-level="3">Jan 2010 – Jan 2011<text:line-break/><text:span text:style-name="T31">Web Design Team Leader</text:span><text:span text:style-name="T40"> </text:span><text:span text:style-name="T44">@ </text:span><text:span text:style-name="T40">Achievement Awards – incentive, motivation, and performance improvement</text:span></text:h>
      <text:p text:style-name="P8"><text:span text:style-name="T19">Web</text:span><text:span text:style-name="T40"> design, </text:span><text:span text:style-name="T54">graphic</text:span><text:span text:style-name="T57">s</text:span><text:span text:style-name="T40">, and front-end development for client campaign websites as well as a new online shopping catalogue system ∙ Clients include Samsung, Standard Bank, DB Schenker, Netcare, Mercedes-Benz, and SAB</text:span></text:p>
      <text:h text:style-name="Heading_20_3" text:outline-level="3">Mar 2007 – Dec 2009<text:line-break/><text:span text:style-name="T31">Head of Department (Web)</text:span><text:span text:style-name="T40"> </text:span><text:span text:style-name="T44">@ </text:span><text:span text:style-name="T40">Concept Interactive – print, web, and multimedia design</text:span></text:h>
      <text:p text:style-name="P13"><text:span text:style-name="T40">Head of Web, responsible for course development, coordination, and accompanying materials for full- and part-time courses, largely covering multimedia design and development ∙ </text:span><text:span text:style-name="T63">2009 recipient of </text:span><text:span text:style-name="T64">E</text:span><text:span text:style-name="T63">xtraordinary </text:span><text:span text:style-name="T64">D</text:span><text:span text:style-name="T63">edication award</text:span></text:p>
      <text:h text:style-name="Heading_20_3" text:outline-level="3"><text:span text:style-name="T66">Jan</text:span> 200<text:span text:style-name="T10">4</text:span> – Feb 2007<text:line-break/><text:span text:style-name="T31">Web </text:span><text:span text:style-name="T32">&amp; Print</text:span><text:span text:style-name="T31"> Designer, </text:span><text:span text:style-name="T11">Multimedia</text:span><text:span text:style-name="T31"> Developer</text:span><text:span text:style-name="T40"> </text:span><text:span text:style-name="T44">@ </text:span><text:span text:style-name="T40">Wayke Studios </text:span><text:span text:style-name="T65">&amp; Build.</text:span><text:span text:style-name="T40"> – </text:span><text:span text:style-name="T20">digital</text:span><text:span text:style-name="T40"> design and marketing</text:span></text:h>
      <text:p text:style-name="P8"><text:span text:style-name="T55">Print design, w</text:span><text:span text:style-name="T40">eb design, </text:span><text:span text:style-name="T55">Flash </text:span><text:span text:style-name="T40">and front-end </text:span><text:span text:style-name="T55">web</text:span><text:span text:style-name="T40"> development ∙ Clients include Robin Banks, Ecosse Subsea Systems, The Tarragon, G.R. Swiel International, Online SMS, Em Isaacson, Immersion, Kartal, and Artists Online</text:span><text:bookmark text:name="end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ktiv Grotesk" svg:font-family="'Aktiv Grotesk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ktiv Grotesk" fo:font-family="'Aktiv Grotesk'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4.2mm" fo:margin-bottom="10mm" loext:contextual-spacing="false" fo:keep-with-next="always"/>
      <style:text-properties style:font-name="Aktiv Grotesk" fo:font-family="'Aktiv Grotesk'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2.47mm" loext:contextual-spacing="false" fo:line-height="17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99mm" fo:margin-bottom="8.01mm" loext:contextual-spacing="false"/>
      <style:text-properties fo:font-size="140%" fo:font-weight="normal" style:font-size-asian="130%" style:font-weight-asian="bold" style:font-size-complex="130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mm" fo:margin-bottom="6mm" loext:contextual-spacing="false" style:page-number="auto" fo:padding-left="0mm" fo:padding-right="0mm" fo:padding-top="7mm" fo:padding-bottom="0mm" fo:border-left="none" fo:border-right="none" fo:border-top="0.74pt solid #000000" fo:border-bottom="none"/>
      <style:text-properties fo:font-size="105%" fo:font-weight="normal" style:font-size-asian="10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5mm" fo:margin-bottom="3mm" loext:contextual-spacing="false" fo:line-height="170%"/>
      <style:text-properties fo:font-size="9pt" fo:font-style="normal" fo:font-weight="bold" style:font-size-asian="101%" style:font-weight-asian="bold" style:font-size-complex="101%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fo:padding="0mm" fo:border-left="none" fo:border-right="none" fo:border-top="none" fo:border-bottom="0.74pt solid #00000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90436"/>
    </style:style>
    <style:style style:name="MP2" style:family="paragraph" style:parent-style-name="Footer">
      <style:paragraph-properties fo:text-align="end" style:justify-single-word="false"/>
      <style:text-properties officeooo:paragraph-rsid="02d37823"/>
    </style:style>
    <style:style style:name="MT1" style:family="text">
      <style:text-properties officeooo:rsid="011e22e2"/>
    </style:style>
    <style:style style:name="MT2" style:family="text">
      <style:text-properties officeooo:rsid="02f0eeb5"/>
    </style:style>
    <style:style style:name="MT3" style:family="text">
      <style:text-properties officeooo:rsid="011102d8"/>
    </style:style>
    <style:style style:name="MT4" style:family="text">
      <style:text-properties style:font-name="Aktiv Grotesk" fo:font-size="9pt" officeooo:rsid="02d37823"/>
    </style:style>
    <style:page-layout style:name="Mpm1">
      <style:page-layout-properties fo:page-width="210.01mm" fo:page-height="297mm" style:num-format="1" style:print-orientation="portrait" fo:margin-top="17.99mm" fo:margin-bottom="11.99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8.01mm" fo:margin-left="0mm" fo:margin-right="0mm" fo:margin-top="7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curriculum vitae </text:span><text:span text:style-name="MT2">2022-11</text:span><text:span text:style-name="MT1"> | page </text:span><text:page-number text:select-page="current">2</text:page-number><text:s/><text:span text:style-name="MT3">of </text:span><text:span text:style-name="MT3"><text:bookmark-ref text:reference-format="page" text:ref-name="end">2</text:bookmark-ref></text:span></text:p>
      </style:footer>
    </style:master-page>
    <style:master-page style:name="Cover_20_Letter" style:display-name="Cover Letter" style:page-layout-name="Mpm2">
      <style:footer>
        <text:p text:style-name="MP2"><text:span text:style-name="MT4">cover</text:span><text:span text:style-name="MT1"> </text:span><text:span text:style-name="MT4">letter</text:span><text:span text:style-name="MT1"> | page </text:span><text:page-number style:num-format="i" text:select-page="current"/></text:p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14T22:24:23.465000000</meta:creation-date>
    <dc:date>2022-10-29T22:22:24.529670699</dc:date>
    <meta:editing-duration>P1DT26M55S</meta:editing-duration>
    <meta:editing-cycles>607</meta:editing-cycles>
    <meta:generator>LibreOffice/6.4.7.2$Linux_X86_64 LibreOffice_project/40$Build-2</meta:generator>
    <meta:document-statistic meta:table-count="2" meta:image-count="0" meta:object-count="0" meta:page-count="2" meta:paragraph-count="34" meta:word-count="655" meta:character-count="4571" meta:non-whitespace-character-count="3931"/>
  </office:meta>
</office:document-meta>
</file>